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" svg:font-family="arial, helvetica, sans-serif"/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857295" officeooo:paragraph-rsid="0001dff4"/>
    </style:style>
    <style:style style:name="P2" style:family="paragraph" style:parent-style-name="Standard">
      <style:text-properties fo:font-weight="normal" officeooo:rsid="000af274" officeooo:paragraph-rsid="0001dff4" style:font-weight-asian="normal" style:font-weight-complex="normal"/>
    </style:style>
    <style:style style:name="P3" style:family="paragraph" style:parent-style-name="Standard">
      <style:text-properties fo:font-variant="normal" fo:text-transform="none" fo:color="#333333" style:font-name="Open Sans" fo:letter-spacing="normal" fo:font-style="normal" fo:font-weight="normal" officeooo:rsid="0083ef94" officeooo:paragraph-rsid="0001dff4"/>
    </style:style>
    <style:style style:name="P4" style:family="paragraph" style:parent-style-name="Standard">
      <style:text-properties fo:font-variant="normal" fo:text-transform="none" fo:color="#333333" style:font-name="Open Sans" fo:letter-spacing="normal" fo:font-style="normal" fo:font-weight="normal" officeooo:rsid="00034c94" officeooo:paragraph-rsid="00034c94"/>
    </style:style>
    <style:style style:name="T1" style:family="text">
      <style:text-properties officeooo:rsid="000c3bf3"/>
    </style:style>
    <style:style style:name="T2" style:family="text">
      <style:text-properties officeooo:rsid="0001dff4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1dff4"/>
    </style:style>
    <style:style style:name="T5" style:family="text">
      <style:text-properties style:text-line-through-style="none" style:text-line-through-type="none" officeooo:rsid="0003250d"/>
    </style:style>
    <style:style style:name="T6" style:family="text">
      <style:text-properties style:text-line-through-style="none" style:text-line-through-type="none" officeooo:rsid="000d1c82"/>
    </style:style>
    <style:style style:name="T7" style:family="text">
      <style:text-properties style:text-line-through-style="none" style:text-line-through-type="none" officeooo:rsid="0003250d" fo:background-color="transparent" loext:char-shading-value="0"/>
    </style:style>
    <style:style style:name="T8" style:family="text">
      <style:text-properties style:text-line-through-style="none" style:text-line-through-type="none" officeooo:rsid="0001dff4" fo:background-color="transparent" loext:char-shading-value="0"/>
    </style:style>
    <style:style style:name="T9" style:family="text">
      <style:text-properties fo:language="en" fo:country="US" fo:font-weight="normal" style:language-asian="es" style:country-asian="ES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weight="normal" officeooo:rsid="00c9ff88" style:language-asian="es" style:country-asian="ES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llow up test</text:h>
      <text:p text:style-name="P3"/>
      <text:p text:style-name="P4">Imagine you receive a positive result in Test [A, B, C, D, E] for Hypodontia / <text:span text:style-name="Strong_20_Emphasis"><text:span text:style-name="T10">Familial Amyotrophic Lateral Sclerosis</text:span></text:span> while participating in a routine screening.</text:p>
      <text:p text:style-name="P4"/>
      <text:p text:style-name="P4">The doctor offers you a follow up test needed to confirm the diagnosis before being able to begin the palliative treatment. The follow up test has a small procedure-related risk of complications leading to a significant reduction in your quality of life.</text:p>
      <text:p text:style-name="P4"/>
      <text:p text:style-name="P4">Would you take the follow up test?</text:p>
      <text:p text:style-name="P4"/>
      <text:h text:style-name="Heading_20_2" text:outline-level="2">Follow up test for prevalence conditions</text:h>
      <text:p text:style-name="P4"/>
      <text:p text:style-name="P4">Imagine you receive a positive result in a test for Hypodontia / <text:span text:style-name="Strong_20_Emphasis"><text:span text:style-name="T10">Familial Amyotrophic Lateral Sclerosis </text:span></text:span><text:span text:style-name="Strong_20_Emphasis"><text:span text:style-name="T9">Subtype [A, B, C, D, E]</text:span></text:span><text:span text:style-name="Strong_20_Emphasis"><text:span text:style-name="T10"> </text:span></text:span>while participating in a routine screening.</text:p>
      <text:p text:style-name="P4"/>
      <text:p text:style-name="P4">The doctor offers you a follow up test needed to confirm the diagnosis before being able to begin the palliative treatment. The follow up test has a small procedure-related risk of complications leading to a significant reduction in your quality of life.</text:p>
      <text:p text:style-name="P4"/>
      <text:p text:style-name="P4">Would you take the follow up tes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" svg:font-family="arial, helvetica, sans-serif"/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4:56:53.170148512</meta:creation-date>
    <dc:date>2017-03-09T15:17:02.539785610</dc:date>
    <meta:editing-duration>PT18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61" meta:character-count="962" meta:non-whitespace-character-count="809"/>
  </office:meta>
</office:document-meta>
</file>